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b1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..<text:span text:style-name="T1">TB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0T17:41:27.890761448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1.0.2$Linux_X86_64 LibreOffice_project/10$Build-2</meta:generator>
  </office:meta>
</office:document-meta>
</file>